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94ab" officeooo:paragraph-rsid="001b94ab"/>
    </style:style>
    <style:style style:name="P2" style:family="paragraph" style:parent-style-name="Standard">
      <style:text-properties officeooo:rsid="001c519c" officeooo:paragraph-rsid="001c519c"/>
    </style:style>
    <style:style style:name="P3" style:family="paragraph" style:parent-style-name="Standard">
      <style:text-properties officeooo:rsid="001b94ab" officeooo:paragraph-rsid="001c519c"/>
    </style:style>
    <style:style style:name="P4" style:family="paragraph" style:parent-style-name="Standard">
      <style:text-properties officeooo:rsid="001d9ba8" officeooo:paragraph-rsid="001d9ba8"/>
    </style:style>
    <style:style style:name="T1" style:family="text">
      <style:text-properties fo:font-variant="normal" fo:text-transform="none" fo:color="#030303" loext:opacity="100%" style:font-name="Roboto" fo:font-size="8.39999961853027pt" fo:letter-spacing="normal" fo:font-style="normal" fo:font-weight="normal"/>
    </style:style>
    <style:style style:name="T2" style:family="text">
      <style:text-properties officeooo:rsid="001d9b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query</text:p>
      <text:p text:style-name="P3"><text:span text:style-name="T1">Rtk-query doesn't have support for infinite scrolls (at least for now), while react-query has a useInfiniteQuery hook that performs really well.</text:span> </text:p>
      <text:p text:style-name="P4">Better design, it is able to be configurated on query level, which means that 2 queries that communicates with same api could have a different settings, where in rtk Query configuration is on api level.</text:p>
      <text:p text:style-name="P4">The biggest difference, You can ADD query data, not only update, for example if you get a list of items you are able to add every single items to the details page query. Where in rtk query that is not possible, you can only update existing query, even tho you already have the data and you know how will query data look like.</text:p>
      <text:p text:style-name="P2">Less boiler plate code, <text:span text:style-name="T2">easier to start</text:span></text:p>
      <text:p text:style-name="P2"/>
      <text:p text:style-name="P1">Redux-toolkit query</text:p>
      <text:p text:style-name="P2">if you are already using readux toolkit It might make sense</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5T12:29:00.436000000</dc:date>
    <meta:editing-duration>PT2H37M15S</meta:editing-duration>
    <meta:editing-cycles>3</meta:editing-cycles>
    <meta:generator>LibreOffice/7.3.2.2$Windows_X86_64 LibreOffice_project/49f2b1bff42cfccbd8f788c8dc32c1c309559be0</meta:generator>
    <meta:document-statistic meta:table-count="0" meta:image-count="0" meta:object-count="0" meta:page-count="1" meta:paragraph-count="7" meta:word-count="141" meta:character-count="800" meta:non-whitespace-character-count="665"/>
  </office:meta>
</office:document-meta>
</file>